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8.253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erstell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bearbeite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bearbeite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bearbeite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7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bearbeite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7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 bearbeite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32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 erstellt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 weitergeführt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 fertigestellt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 benutzt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 benutzt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 genutzt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probiert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genre ausprobiert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genre ausprobiert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p Selector „ausgeschnitten“</text:p>
          </table:table-cell>
          <table:table-cell table:style-name="ce43" office:value-type="date" office:date-value="2021-04-22" calcext:value-type="date">
            <text:p>22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p Selector placeholder eingefügt</text:p>
          </table:table-cell>
          <table:table-cell table:style-name="ce43" office:value-type="date" office:date-value="2021-04-23" calcext:value-type="date">
            <text:p>23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Soundeffekt design ausgewählt</text:p>
          </table:table-cell>
          <table:table-cell table:style-name="ce43" office:value-type="date" office:date-value="2021-04-26" calcext:value-type="date">
            <text:p>2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Soundeffekt design erstellt</text:p>
          </table:table-cell>
          <table:table-cell table:style-name="ce43" office:value-type="date" office:date-value="2021-04-27" calcext:value-type="date">
            <text:p>2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Jump Sound erstellt</text:p>
          </table:table-cell>
          <table:table-cell table:style-name="ce43" office:value-type="date" office:date-value="2021-04-28" calcext:value-type="date">
            <text:p>28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8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101" calcext:value-type="float">
            <text:p>10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16" calcext:value-type="float">
            <text:p>16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5">
          <table:table-cell table:style-name="ce1" table:number-columns-repeated="64"/>
        </table:table-row>
        <table:table-row table:style-name="ro6">
          <table:table-cell table:style-name="ce1"/>
          <table:table-cell table:number-columns-repeated="4"/>
          <table:table-cell table:style-name="ce1" table:number-columns-repeated="59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8:55:50.7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29</meta:editing-cycles>
    <meta:editing-duration>PT2H19M29S</meta:editing-duration>
    <dc:date>2021-04-29T09:01:57.934000000</dc:date>
    <meta:document-statistic meta:table-count="1" meta:cell-count="675" meta:object-count="0"/>
  </office:meta>
</office:document-meta>
</file>